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1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filename:lineno(function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7.109" calcext:value-type="float">
            <text:p>447.109</text:p>
          </table:table-cell>
          <table:table-cell table:number-columns-repeated="2" office:value-type="float" office:value="902.723" calcext:value-type="float">
            <text:p>902.723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1281281928 function calls in 902.725 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float" office:value="255.274" calcext:value-type="float">
            <text:p>255.274</text:p>
          </table:table-cell>
          <table:table-cell office:value-type="float" office:value="0.255" calcext:value-type="float">
            <text:p>0.255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Ordered by: standard name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0.405" calcext:value-type="float">
            <text:p>60.405</text:p>
          </table:table-cell>
          <table:table-cell office:value-type="float" office:value="0.009" calcext:value-type="float">
            <text:p>0.009</text:p>
          </table:table-cell>
          <table:table-cell office:value-type="float" office:value="99.485" calcext:value-type="float">
            <text:p>99.485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simulate_universe(time_period=1000, start_step=200000, interval=1, delete=True, prep=False, speed=False)</text:p>
          </table:table-cell>
        </table:table-row>
        <table:table-row table:style-name="ro1">
          <table:table-cell office:value-type="float" office:value="911175404" calcext:value-type="float">
            <text:p>911175404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float" office:value="56.747" calcext:value-type="float">
            <text:p>56.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2"/>
        </table:table-row>
        <table:table-row table:style-name="ro1">
          <table:table-cell office:value-type="float" office:value="345403972" calcext:value-type="float">
            <text:p>345403972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float" office:value="39.976" calcext:value-type="float">
            <text:p>39.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.81" calcext:value-type="float">
            <text:p>12.81</text:p>
          </table:table-cell>
          <table:table-cell office:value-type="float" office:value="0.002" calcext:value-type="float">
            <text:p>0.002</text:p>
          </table:table-cell>
          <table:table-cell office:value-type="float" office:value="12.915" calcext:value-type="float">
            <text:p>12.915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073" calcext:value-type="float">
            <text:p>7.073</text:p>
          </table:table-cell>
          <table:table-cell office:value-type="float" office:value="0.007" calcext:value-type="float">
            <text:p>0.007</text:p>
          </table:table-cell>
          <table:table-cell office:value-type="float" office:value="7.243" calcext:value-type="float">
            <text:p>7.24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float" office:value="2.825" calcext:value-type="float">
            <text:p>2.82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2"/>
        </table:table-row>
        <table:table-row table:style-name="ro1">
          <table:table-cell office:value-type="float" office:value="845698" calcext:value-type="float">
            <text:p>845698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float" office:value="2.234" calcext:value-type="float">
            <text:p>2.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2.006" calcext:value-type="float">
            <text:p>2.006</text:p>
          </table:table-cell>
          <table:table-cell office:value-type="float" office:value="0" calcext:value-type="float">
            <text:p>0</text:p>
          </table:table-cell>
          <table:table-cell office:value-type="float" office:value="2.577" calcext:value-type="float">
            <text:p>2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11.036" calcext:value-type="float">
            <text:p>11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float" office:value="1.972" calcext:value-type="float">
            <text:p>1.9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46" calcext:value-type="float">
            <text:p>1.546</text:p>
          </table:table-cell>
          <table:table-cell office:value-type="float" office:value="0.773" calcext:value-type="float">
            <text:p>0.773</text:p>
          </table:table-cell>
          <table:table-cell office:value-type="float" office:value="2.343" calcext:value-type="float">
            <text:p>2.343</text:p>
          </table:table-cell>
          <table:table-cell office:value-type="float" office:value="1.172" calcext:value-type="float">
            <text:p>1.172</text:p>
          </table:table-cell>
          <table:table-cell office:value-type="string" calcext:value-type="string">
            <text:p>evolve_executor_00.py:87(glue_book)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434" calcext:value-type="float">
            <text:p>1.434</text:p>
          </table:table-cell>
          <table:table-cell office:value-type="float" office:value="0" calcext:value-type="float">
            <text:p>0</text:p>
          </table:table-cell>
          <table:table-cell office:value-type="float" office:value="2.024" calcext:value-type="float">
            <text:p>2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226" calcext:value-type="float">
            <text:p>1.226</text:p>
          </table:table-cell>
          <table:table-cell office:value-type="float" office:value="0" calcext:value-type="float">
            <text:p>0</text:p>
          </table:table-cell>
          <table:table-cell office:value-type="float" office:value="1.229" calcext:value-type="float">
            <text:p>1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float" office:value="1.176" calcext:value-type="float">
            <text:p>1.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2"/>
        </table:table-row>
        <table:table-row table:style-name="ro1">
          <table:table-cell office:value-type="float" office:value="14813382" calcext:value-type="float">
            <text:p>14813382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float" office:value="1.161" calcext:value-type="float">
            <text:p>1.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float" office:value="0.901" calcext:value-type="float">
            <text:p>0.9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763" calcext:value-type="float">
            <text:p>0.763</text:p>
          </table:table-cell>
          <table:table-cell office:value-type="float" office:value="0" calcext:value-type="float">
            <text:p>0</text:p>
          </table:table-cell>
          <table:table-cell office:value-type="float" office:value="13.678" calcext:value-type="float">
            <text:p>13.678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87" calcext:value-type="float">
            <text:p>0.687</text:p>
          </table:table-cell>
          <table:table-cell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28" calcext:value-type="float">
            <text:p>0.628</text:p>
          </table:table-cell>
          <table:table-cell office:value-type="float" office:value="0" calcext:value-type="float">
            <text:p>0</text:p>
          </table:table-cell>
          <table:table-cell office:value-type="float" office:value="0.638" calcext:value-type="float">
            <text:p>0.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2"/>
        </table:table-row>
        <table:table-row table:style-name="ro1">
          <table:table-cell office:value-type="float" office:value="841695" calcext:value-type="float">
            <text:p>841695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float" office:value="0.569" calcext:value-type="float">
            <text:p>0.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7.169" calcext:value-type="float">
            <text:p>7.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2"/>
        </table:table-row>
        <table:table-row table:style-name="ro1">
          <table:table-cell office:value-type="float" office:value="4993008" calcext:value-type="float">
            <text:p>4993008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2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28" calcext:value-type="float">
            <text:p>0.228</text:p>
          </table:table-cell>
          <table:table-cell office:value-type="float" office:value="0" calcext:value-type="float">
            <text:p>0</text:p>
          </table:table-cell>
          <table:table-cell office:value-type="float" office:value="1.492" calcext:value-type="float">
            <text:p>1.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157" calcext:value-type="float">
            <text:p>0.157</text:p>
          </table:table-cell>
          <table:table-cell office:value-type="float" office:value="0" calcext:value-type="float">
            <text:p>0</text:p>
          </table:table-cell>
          <table:table-cell office:value-type="float" office:value="0.397" calcext:value-type="float">
            <text:p>0.3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2"/>
        </table:table-row>
        <table:table-row table:style-name="ro1">
          <table:table-cell office:value-type="float" office:value="561130" calcext:value-type="float">
            <text:p>56113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2"/>
        </table:table-row>
        <table:table-row table:style-name="ro1">
          <table:table-cell office:value-type="float" office:value="280565" calcext:value-type="float">
            <text:p>280565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2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2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3.384" calcext:value-type="float">
            <text:p>3.38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pathlib.py:1278(write_tex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214" calcext:value-type="float">
            <text:p>1.2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501" calcext:value-type="float">
            <text:p>1.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2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6" calcext:value-type="float">
            <text:p>1.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642" calcext:value-type="float">
            <text:p>0.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2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&lt;string&gt;:1(&lt;module&gt;)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2.725" calcext:value-type="float">
            <text:p>902.725</text:p>
          </table:table-cell>
          <table:table-cell office:value-type="string" calcext:value-type="string">
            <text:p>{built-in method builtins.exec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genericpath.py:94(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10(_samefile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87(samestat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float" office:value="61.402" calcext:value-type="float">
            <text:p>61.402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{built-in method nt.system}</text:p>
          </table:table-cell>
          <table:table-cell table:formula="of:=LEFT([.E2];FIND(&quot; &quot;;[.E2])-1)" office:value-type="string" office:string-value="" calcext:value-type="error">
            <text:p>#VALUE!</text:p>
          </table:table-cell>
          <table:table-cell table:formula="of:=RIGHT([.E2];LEN([.E2])-FIND(&quot; &quot;;[.E2])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167218401 function calls in 122.609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659" calcext:value-type="float">
            <text:p>17.659</text:p>
          </table:table-cell>
          <table:table-cell office:value-type="float" office:value="0.003" calcext:value-type="float">
            <text:p>0.003</text:p>
          </table:table-cell>
          <table:table-cell office:value-type="float" office:value="30.177" calcext:value-type="float">
            <text:p>30.17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 table:number-columns-repeated="4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7049108" calcext:value-type="float">
            <text:p>127049108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float" office:value="13.728" calcext:value-type="float">
            <text:p>13.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.578" calcext:value-type="float">
            <text:p>6.578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evolve_executor_00.py:96(simulate_universe)</text:p>
          </table:table-cell>
          <table:table-cell table:number-columns-repeated="4"/>
          <table:table-cell office:value-type="string" calcext:value-type="string">
            <text:p>2m 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15" calcext:value-type="float">
            <text:p>2.815</text:p>
          </table:table-cell>
          <table:table-cell office:value-type="float" office:value="0" calcext:value-type="float">
            <text:p>0</text:p>
          </table:table-cell>
          <table:table-cell office:value-type="float" office:value="14.204" calcext:value-type="float">
            <text:p>14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65" calcext:value-type="float">
            <text:p>2.66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26" calcext:value-type="float">
            <text:p>2.426</text:p>
          </table:table-cell>
          <table:table-cell office:value-type="float" office:value="0" calcext:value-type="float">
            <text:p>0</text:p>
          </table:table-cell>
          <table:table-cell office:value-type="float" office:value="3.091" calcext:value-type="float">
            <text:p>3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73" calcext:value-type="float">
            <text:p>1.73</text:p>
          </table:table-cell>
          <table:table-cell office:value-type="float" office:value="0.002" calcext:value-type="float">
            <text:p>0.002</text:p>
          </table:table-cell>
          <table:table-cell office:value-type="float" office:value="1.928" calcext:value-type="float">
            <text:p>1.9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7" calcext:value-type="float">
            <text:p>1.707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float" office:value="1.467" calcext:value-type="float">
            <text:p>1.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float" office:value="1.358" calcext:value-type="float">
            <text:p>1.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float" office:value="1.116" calcext:value-type="float">
            <text:p>1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1.063" calcext:value-type="float">
            <text:p>1.0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float" office:value="0.986" calcext:value-type="float">
            <text:p>0.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362507" calcext:value-type="float">
            <text:p>1362507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float" office:value="0.712" calcext:value-type="float">
            <text:p>0.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366510" calcext:value-type="float">
            <text:p>136651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77" calcext:value-type="float">
            <text:p>0.677</text:p>
          </table:table-cell>
          <table:table-cell office:value-type="float" office:value="0" calcext:value-type="float">
            <text:p>0</text:p>
          </table:table-cell>
          <table:table-cell office:value-type="float" office:value="8.751" calcext:value-type="float">
            <text:p>8.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3" calcext:value-type="float">
            <text:p>0.523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7856404" calcext:value-type="float">
            <text:p>7856404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5032277" calcext:value-type="float">
            <text:p>5032277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float" office:value="0.421" calcext:value-type="float">
            <text:p>0.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79" calcext:value-type="float">
            <text:p>0.379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float" office:value="0.277" calcext:value-type="float">
            <text:p>0.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29" calcext:value-type="float">
            <text:p>0.229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.282" calcext:value-type="float">
            <text:p>1.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 office:value-type="float" office:value="2.872" calcext:value-type="float">
            <text:p>2.87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1.894" calcext:value-type="float">
            <text:p>1.89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288" calcext:value-type="float">
            <text:p>1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67" calcext:value-type="float">
            <text:p>1.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8" calcext:value-type="float">
            <text:p>0.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2.609" calcext:value-type="float">
            <text:p>122.609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/>
          <table:table-cell table:style-name="ce1" office:value-type="string" calcext:value-type="string">
            <text:p>Actual fn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float" office:value="62.916" calcext:value-type="float">
            <text:p>62.916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{built-in method nt.system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173992411 function calls in 128.313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6.77" calcext:value-type="float">
            <text:p>16.77</text:p>
          </table:table-cell>
          <table:table-cell office:value-type="float" office:value="0.002" calcext:value-type="float">
            <text:p>0.002</text:p>
          </table:table-cell>
          <table:table-cell office:value-type="float" office:value="28.737" calcext:value-type="float">
            <text:p>28.737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174(&lt;listcomp&gt;)</text:p>
          </table:table-cell>
          <table:table-cell/>
          <table:table-cell office:value-type="string" calcext:value-type="string">
            <text:p>geha.shrink_kforth_to_aaff()</text:p>
          </table:table-cell>
          <table:table-cell table:number-columns-repeated="2"/>
          <table:table-cell office:value-type="string" calcext:value-type="string">
            <text:p>Ordered by: call count</text:p>
          </table:table-cell>
        </table:table-row>
        <table:table-row table:style-name="ro1">
          <table:table-cell office:value-type="float" office:value="122841482" calcext:value-type="float">
            <text:p>122841482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float" office:value="13.47" calcext:value-type="float">
            <text:p>13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/>
          <table:table-cell office:value-type="string" calcext:value-type="string">
            <text:p>Multiple lines</text:p>
          </table:table-cell>
          <table:table-cell table:number-columns-repeated="2"/>
          <table:table-cell office:value-type="string" calcext:value-type="string">
            <text:p>simulate_universe(time_period=1000, start_step=21000, interval=1, delete=True, prep=False, speed=Fals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.753" calcext:value-type="float">
            <text:p>7.753</text:p>
          </table:table-cell>
          <table:table-cell table:number-columns-repeated="2" office:value-type="float" office:value="128.312" calcext:value-type="float">
            <text:p>128.312</text:p>
          </table:table-cell>
          <table:table-cell office:value-type="string" calcext:value-type="string">
            <text:p>evolve_executor_00.py:96(simulate_universe)</text:p>
          </table:table-cell>
          <table:table-cell/>
          <table:table-cell office:value-type="string" calcext:value-type="string">
            <text:p>PHASCII extraction</text:p>
          </table:table-cell>
          <table:table-cell table:number-columns-repeated="2"/>
          <table:table-cell office:value-type="string" calcext:value-type="string">
            <text:p>2m 8s</text:p>
          </table:table-cell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775" calcext:value-type="float">
            <text:p>3.775</text:p>
          </table:table-cell>
          <table:table-cell office:value-type="float" office:value="0" calcext:value-type="float">
            <text:p>0</text:p>
          </table:table-cell>
          <table:table-cell office:value-type="float" office:value="18.178" calcext:value-type="float">
            <text:p>18.1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98(wrangle_biodata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3.107" calcext:value-type="float">
            <text:p>3.107</text:p>
          </table:table-cell>
          <table:table-cell office:value-type="float" office:value="0" calcext:value-type="float">
            <text:p>0</text:p>
          </table:table-cell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656" calcext:value-type="float">
            <text:p>2.656</text:p>
          </table:table-cell>
          <table:table-cell office:value-type="float" office:value="0" calcext:value-type="float">
            <text:p>0</text:p>
          </table:table-cell>
          <table:table-cell office:value-type="float" office:value="2.828" calcext:value-type="float">
            <text:p>2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58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2.161" calcext:value-type="float">
            <text:p>2.161</text:p>
          </table:table-cell>
          <table:table-cell office:value-type="float" office:value="0" calcext:value-type="float">
            <text:p>0</text:p>
          </table:table-cell>
          <table:table-cell office:value-type="float" office:value="3.051" calcext:value-type="float">
            <text:p>3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float" office:value="1.884" calcext:value-type="float">
            <text:p>1.8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4" calcext:value-type="float">
            <text:p>1.84</text:p>
          </table:table-cell>
          <table:table-cell office:value-type="float" office:value="0.002" calcext:value-type="float">
            <text:p>0.002</text:p>
          </table:table-cell>
          <table:table-cell office:value-type="float" office:value="2.097" calcext:value-type="float">
            <text:p>2.09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24665474" calcext:value-type="float">
            <text:p>24665474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float" office:value="1.744" calcext:value-type="float">
            <text:p>1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float" office:value="1.422" calcext:value-type="float">
            <text:p>1.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77" calcext:value-type="float">
            <text:p>1.077</text:p>
          </table:table-cell>
          <table:table-cell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float" office:value="0.984" calcext:value-type="float">
            <text:p>0.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728708" calcext:value-type="float">
            <text:p>1728708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float" office:value="0.897" calcext:value-type="float">
            <text:p>0.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863" calcext:value-type="float">
            <text:p>0.863</text:p>
          </table:table-cell>
          <table:table-cell office:value-type="float" office:value="0" calcext:value-type="float">
            <text:p>0</text:p>
          </table:table-cell>
          <table:table-cell office:value-type="float" office:value="11.181" calcext:value-type="float">
            <text:p>11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1732711" calcext:value-type="float">
            <text:p>1732711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float" office:value="0.768" calcext:value-type="float">
            <text:p>0.7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10176404" calcext:value-type="float">
            <text:p>10176404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6386484" calcext:value-type="float">
            <text:p>6386484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24" calcext:value-type="float">
            <text:p>0.524</text:p>
          </table:table-cell>
          <table:table-cell office:value-type="float" office:value="0" calcext:value-type="float">
            <text:p>0</text:p>
          </table:table-cell>
          <table:table-cell office:value-type="float" office:value="0.531" calcext:value-type="float">
            <text:p>0.5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295" calcext:value-type="float">
            <text:p>0.295</text:p>
          </table:table-cell>
          <table:table-cell office:value-type="float" office:value="0" calcext:value-type="float">
            <text:p>0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152472" calcext:value-type="float">
            <text:p>1152472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float" office:value="0.246" calcext:value-type="float">
            <text:p>0.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91" calcext:value-type="float">
            <text:p>0.19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576236" calcext:value-type="float">
            <text:p>576236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float" office:value="2.887" calcext:value-type="float">
            <text:p>2.88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6(replace_old_with_new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87(glue_book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921" calcext:value-type="float">
            <text:p>1.92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858" calcext:value-type="float">
            <text:p>0.8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.306" calcext:value-type="float">
            <text:p>1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34" calcext:value-type="float">
            <text:p>0.5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1080BC60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&lt;string&gt;:1(&lt;module&gt;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8.313" calcext:value-type="float">
            <text:p>128.313</text:p>
          </table:table-cell>
          <table:table-cell office:value-type="string" calcext:value-type="string">
            <text:p>{built-in method builtins.exec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float" office:value="65.707" calcext:value-type="float">
            <text:p>65.707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{built-in method nt.system}</text:p>
          </table:table-cell>
          <table:table-cell table:number-columns-repeated="4"/>
          <table:table-cell office:value-type="string" calcext:value-type="string">
            <text:p>304216973 function calls in 159.384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8.68" calcext:value-type="float">
            <text:p>38.68</text:p>
          </table:table-cell>
          <table:table-cell office:value-type="float" office:value="0.006" calcext:value-type="float">
            <text:p>0.006</text:p>
          </table:table-cell>
          <table:table-cell office:value-type="float" office:value="63.798" calcext:value-type="float">
            <text:p>63.798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volve_executor_00.py:178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270872445" calcext:value-type="float">
            <text:p>270872445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float" office:value="26.204" calcext:value-type="float">
            <text:p>26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.013" calcext:value-type="float">
            <text:p>6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6.14" calcext:value-type="float">
            <text:p>6.1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60(&lt;listcomp&gt;)</text:p>
          </table:table-cell>
          <table:table-cell table:number-columns-repeated="4"/>
          <table:table-cell office:value-type="string" calcext:value-type="string">
            <text:p>2m 49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96" calcext:value-type="float">
            <text:p>3.396</text:p>
          </table:table-cell>
          <table:table-cell office:value-type="float" office:value="0.003" calcext:value-type="float">
            <text:p>0.003</text:p>
          </table:table-cell>
          <table:table-cell office:value-type="float" office:value="3.564" calcext:value-type="float">
            <text:p>3.56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469" calcext:value-type="float">
            <text:p>2.469</text:p>
          </table:table-cell>
          <table:table-cell office:value-type="float" office:value="0" calcext:value-type="float">
            <text:p>0</text:p>
          </table:table-cell>
          <table:table-cell office:value-type="float" office:value="12.591" calcext:value-type="float">
            <text:p>12.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02(wrangle_biodata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office:value-type="float" office:value="2.742" calcext:value-type="float">
            <text:p>2.7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float" office:value="1.808" calcext:value-type="float">
            <text:p>1.80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2.159" calcext:value-type="float">
            <text:p>2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float" office:value="1.322" calcext:value-type="float">
            <text:p>1.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247836" calcext:value-type="float">
            <text:p>1247836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float" office:value="1.308" calcext:value-type="float">
            <text:p>1.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17802566" calcext:value-type="float">
            <text:p>17802566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float" office:value="1.211" calcext:value-type="float">
            <text:p>1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1.021" calcext:value-type="float">
            <text:p>1.021</text:p>
          </table:table-cell>
          <table:table-cell office:value-type="float" office:value="0" calcext:value-type="float">
            <text:p>0</text:p>
          </table:table-cell>
          <table:table-cell office:value-type="float" office:value="1.024" calcext:value-type="float">
            <text:p>1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1243830" calcext:value-type="float">
            <text:p>124383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619" calcext:value-type="float">
            <text:p>0.619</text:p>
          </table:table-cell>
          <table:table-cell office:value-type="float" office:value="0" calcext:value-type="float">
            <text:p>0</text:p>
          </table:table-cell>
          <table:table-cell office:value-type="float" office:value="7.821" calcext:value-type="float">
            <text:p>7.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96" calcext:value-type="float">
            <text:p>0.596</text:p>
          </table:table-cell>
          <table:table-cell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4606315" calcext:value-type="float">
            <text:p>4606315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float" office:value="0.384" calcext:value-type="float">
            <text:p>0.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float" office:value="0.275" calcext:value-type="float">
            <text:p>0.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57" calcext:value-type="float">
            <text:p>0.257</text:p>
          </table:table-cell>
          <table:table-cell office:value-type="float" office:value="0" calcext:value-type="float">
            <text:p>0</text:p>
          </table:table-cell>
          <table:table-cell office:value-type="float" office:value="6.398" calcext:value-type="float">
            <text:p>6.39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volve_executor_00.py:58(replace_old_with_new)</text:p>
          </table:table-cell>
          <table:table-cell table:number-columns-repeated="5"/>
        </table:table-row>
        <table:table-row table:style-name="ro1">
          <table:table-cell office:value-type="float" office:value="3760719" calcext:value-type="float">
            <text:p>3760719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204" calcext:value-type="float">
            <text:p>0.204</text:p>
          </table:table-cell>
          <table:table-cell office:value-type="float" office:value="0" calcext:value-type="float">
            <text:p>0</text:p>
          </table:table-cell>
          <table:table-cell office:value-type="float" office:value="0.491" calcext:value-type="float">
            <text:p>0.4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0.181" calcext:value-type="float">
            <text:p>0.181</text:p>
          </table:table-cell>
          <table:table-cell office:value-type="float" office:value="0" calcext:value-type="float">
            <text:p>0</text:p>
          </table:table-cell>
          <table:table-cell office:value-type="float" office:value="1.232" calcext:value-type="float">
            <text:p>1.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829220" calcext:value-type="float">
            <text:p>82922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float" office:value="0.172" calcext:value-type="float">
            <text:p>0.1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414610" calcext:value-type="float">
            <text:p>41461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2.354" calcext:value-type="float">
            <text:p>2.35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018" calcext:value-type="float">
            <text:p>1.01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_00.py:89(glue_book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1.238" calcext:value-type="float">
            <text:p>1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29" calcext:value-type="float">
            <text:p>1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6411" calcext:value-type="float">
            <text:p>64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FAE44BC60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</table:table>
      <table:table table:name="Sheet5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4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4.603" calcext:value-type="float">
            <text:p>24.603</text:p>
          </table:table-cell>
          <table:table-cell office:value-type="float" office:value="0.025" calcext:value-type="float">
            <text:p>0.025</text:p>
          </table:table-cell>
          <table:table-cell office:value-type="float" office:value="24.603" calcext:value-type="float">
            <text:p>24.603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3978330 function calls (163978321 primitive calls) in 87.448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775" calcext:value-type="float">
            <text:p>17.775</text:p>
          </table:table-cell>
          <table:table-cell office:value-type="float" office:value="0.003" calcext:value-type="float">
            <text:p>0.003</text:p>
          </table:table-cell>
          <table:table-cell office:value-type="float" office:value="29.815" calcext:value-type="float">
            <text:p>29.8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247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51118" calcext:value-type="float">
            <text:p>127051118</text:p>
          </table:table-cell>
          <table:table-cell office:value-type="float" office:value="13.23" calcext:value-type="float">
            <text:p>13.23</text:p>
          </table:table-cell>
          <table:table-cell office:value-type="float" office:value="0" calcext:value-type="float">
            <text:p>0</text:p>
          </table:table-cell>
          <table:table-cell office:value-type="float" office:value="13.23" calcext:value-type="float">
            <text:p>13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4"/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.954" calcext:value-type="float">
            <text:p>6.954</text:p>
          </table:table-cell>
          <table:table-cell office:value-type="float" office:value="0.007" calcext:value-type="float">
            <text:p>0.007</text:p>
          </table:table-cell>
          <table:table-cell office:value-type="float" office:value="6.954" calcext:value-type="float">
            <text:p>6.954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4"/>
          <table:table-cell office:value-type="string" calcext:value-type="string">
            <text:p>1m 3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52" calcext:value-type="float">
            <text:p>2.852</text:p>
          </table:table-cell>
          <table:table-cell office:value-type="float" office:value="0" calcext:value-type="float">
            <text:p>0</text:p>
          </table:table-cell>
          <table:table-cell office:value-type="float" office:value="14.183" calcext:value-type="float">
            <text:p>14.1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62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11" calcext:value-type="float">
            <text:p>2.711</text:p>
          </table:table-cell>
          <table:table-cell office:value-type="float" office:value="0" calcext:value-type="float">
            <text:p>0</text:p>
          </table:table-cell>
          <table:table-cell office:value-type="float" office:value="2.844" calcext:value-type="float">
            <text:p>2.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61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46" calcext:value-type="float">
            <text:p>2.446</text:p>
          </table:table-cell>
          <table:table-cell office:value-type="float" office:value="0" calcext:value-type="float">
            <text:p>0</text:p>
          </table:table-cell>
          <table:table-cell office:value-type="float" office:value="3.116" calcext:value-type="float">
            <text:p>3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03" calcext:value-type="float">
            <text:p>1.703</text:p>
          </table:table-cell>
          <table:table-cell office:value-type="float" office:value="0" calcext:value-type="float">
            <text:p>0</text:p>
          </table:table-cell>
          <table:table-cell office:value-type="float" office:value="2.404" calcext:value-type="float">
            <text:p>2.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" calcext:value-type="float">
            <text:p>1.64</text:p>
          </table:table-cell>
          <table:table-cell office:value-type="float" office:value="0.002" calcext:value-type="float">
            <text:p>0.002</text:p>
          </table:table-cell>
          <table:table-cell office:value-type="float" office:value="1.828" calcext:value-type="float">
            <text:p>1.828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office:value-type="float" office:value="1.436" calcext:value-type="float">
            <text:p>1.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  <table:table-cell office:value-type="float" office:value="1.108" calcext:value-type="float">
            <text:p>1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899" calcext:value-type="float">
            <text:p>0.899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1" calcext:value-type="float">
            <text:p>0.001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7" calcext:value-type="float">
            <text:p>0.77</text:p>
          </table:table-cell>
          <table:table-cell office:value-type="float" office:value="0" calcext:value-type="float">
            <text:p>0</text:p>
          </table:table-cell>
          <table:table-cell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1406151" calcext:value-type="float">
            <text:p>1406151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float" office:value="0.739" calcext:value-type="float">
            <text:p>0.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400238" calcext:value-type="float">
            <text:p>1400238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float" office:value="0.716" calcext:value-type="float">
            <text:p>0.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699" calcext:value-type="float">
            <text:p>0.699</text:p>
          </table:table-cell>
          <table:table-cell office:value-type="float" office:value="0" calcext:value-type="float">
            <text:p>0</text:p>
          </table:table-cell>
          <table:table-cell office:value-type="float" office:value="8.762" calcext:value-type="float">
            <text:p>8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float" office:value="0.553" calcext:value-type="float">
            <text:p>0.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" calcext:value-type="float">
            <text:p>0.49</text:p>
          </table:table-cell>
          <table:table-cell office:value-type="float" office:value="0" calcext:value-type="float">
            <text:p>0</text:p>
          </table:table-cell>
          <table:table-cell office:value-type="float" office:value="1.41" calcext:value-type="float">
            <text:p>1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5042159" calcext:value-type="float">
            <text:p>5042159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float" office:value="0.433" calcext:value-type="float">
            <text:p>0.4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52" calcext:value-type="float">
            <text:p>0.352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20434/4020431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float" office:value="0.243" calcext:value-type="float">
            <text:p>0.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1" calcext:value-type="float">
            <text:p>0.231</text:p>
          </table:table-cell>
          <table:table-cell office:value-type="float" office:value="0" calcext:value-type="float">
            <text:p>0</text:p>
          </table:table-cell>
          <table:table-cell office:value-type="float" office:value="0.547" calcext:value-type="float">
            <text:p>0.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23" calcext:value-type="float">
            <text:p>0.123</text:p>
          </table:table-cell>
          <table:table-cell office:value-type="float" office:value="0.011" calcext:value-type="float">
            <text:p>0.011</text:p>
          </table:table-cell>
          <table:table-cell office:value-type="string" calcext:value-type="string">
            <text:p>evolve_executor_00.py:215(&lt;listcomp&gt;)</text:p>
          </table:table-cell>
          <table:table-cell table:number-columns-repeated="5"/>
        </table:table-row>
        <table:table-row table:style-name="ro1">
          <table:table-cell office:value-type="float" office:value="136022" calcext:value-type="float">
            <text:p>13602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143" calcext:value-type="float">
            <text:p>0.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2.922" calcext:value-type="float">
            <text:p>2.92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59(replace_old_with_new)</text:p>
          </table:table-cell>
          <table:table-cell table:number-columns-repeated="5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float" office:value="0.074" calcext:value-type="float">
            <text:p>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32724" calcext:value-type="float">
            <text:p>32724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24.672" calcext:value-type="float">
            <text:p>24.67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D7D09BC60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08(&lt;listcomp&gt;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evolve_executor_00.py:207(&lt;listcomp&gt;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09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32735" calcext:value-type="float">
            <text:p>32735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504" calcext:value-type="float">
            <text:p>0.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35724" calcext:value-type="float">
            <text:p>35724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4.697" calcext:value-type="float">
            <text:p>24.697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35728" calcext:value-type="float">
            <text:p>35728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15028" calcext:value-type="float">
            <text:p>15028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1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6.966" calcext:value-type="float">
            <text:p>6.96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volve_executor_00.py:214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119" calcext:value-type="float">
            <text:p>1.11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24.708" calcext:value-type="float">
            <text:p>24.708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1.582" calcext:value-type="float">
            <text:p>1.582</text:p>
          </table:table-cell>
          <table:table-cell office:value-type="string" calcext:value-type="string">
            <text:p>evolve_executor_00.py:133(pregen_batches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1.805" calcext:value-type="float">
            <text:p>1.80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90(glue_book)</text:p>
          </table:table-cell>
          <table:table-cell table:number-columns-repeated="5"/>
        </table:table-row>
        <table:table-row table:style-name="ro1">
          <table:table-cell office:value-type="float" office:value="65448" calcext:value-type="float">
            <text:p>65448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512" calcext:value-type="float">
            <text:p>0.51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evolve_executor_00.py:206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1.044" calcext:value-type="float">
            <text:p>1.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782" calcext:value-type="float">
            <text:p>0.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05" calcext:value-type="float">
            <text:p>0.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3427" calcext:value-type="float">
            <text:p>1342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1" calcext:value-type="float">
            <text:p>0.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_00.py:135(&lt;listcomp&gt;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_00.py:136(&lt;listcomp&gt;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evolve_executor_00.py:137(&lt;listcomp&gt;)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93(_pars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1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89(_compil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59(compile)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33(__next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4(getwidth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35(_parse_sub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77(__and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39(parse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4(__g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00(compile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80(translate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55(_esca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52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63(_parse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36(_compile_info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6(_make_selector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58(__call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11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24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8(_code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54(get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86(tell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670(__new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71(__ge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07(__init__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5(isstring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49(match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0(__len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re.compile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423(_simp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50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23(fix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6(__init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1(groups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2(append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792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65(_combine_flag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get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nex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8(__s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ite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extend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(_is_wildcard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table table:name="Sheet6" table:style-name="ta1">
        <table:table-column table:style-name="co1" table:number-columns-repeated="11" table:default-cell-style-name="Default"/>
        <table:table-row table:style-name="ro1">
          <table:table-cell table:style-name="ce2" office:value-type="string" calcext:value-type="string">
            <text:p>ncalls</text:p>
          </table:table-cell>
          <table:table-cell table:style-name="ce2" office:value-type="string" calcext:value-type="string">
            <text:p>tottime</text:p>
          </table:table-cell>
          <table:table-cell table:style-name="ce2" office:value-type="string" calcext:value-type="string">
            <text:p>percall</text:p>
          </table:table-cell>
          <table:table-cell table:style-name="ce2" office:value-type="string" calcext:value-type="string">
            <text:p>cumtime</text:p>
          </table:table-cell>
          <table:table-cell table:style-name="ce2" office:value-type="string" calcext:value-type="string">
            <text:p>percall</text:p>
          </table:table-cell>
          <table:table-cell table:style-name="ce3" office:value-type="string" calcext:value-type="string">
            <text:p>filename:lineno(functio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2.331" calcext:value-type="float">
            <text:p>22.331</text:p>
          </table:table-cell>
          <table:table-cell office:value-type="float" office:value="0.022" calcext:value-type="float">
            <text:p>0.022</text:p>
          </table:table-cell>
          <table:table-cell office:value-type="float" office:value="22.331" calcext:value-type="float">
            <text:p>22.331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{built-in method _winapi.CreateProcess}</text:p>
          </table:table-cell>
          <table:table-cell table:number-columns-repeated="4"/>
          <table:table-cell office:value-type="string" calcext:value-type="string">
            <text:p>165925647 function calls (165925627 primitive calls) in 86.002 seconds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.686" calcext:value-type="float">
            <text:p>17.686</text:p>
          </table:table-cell>
          <table:table-cell office:value-type="float" office:value="0.003" calcext:value-type="float">
            <text:p>0.003</text:p>
          </table:table-cell>
          <table:table-cell office:value-type="float" office:value="29.951" calcext:value-type="float">
            <text:p>29.951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evolve_executor_00.py:246(&lt;listcomp&gt;)</text:p>
          </table:table-cell>
          <table:table-cell table:number-columns-repeated="4"/>
          <table:table-cell office:value-type="string" calcext:value-type="string">
            <text:p>Ordered by: internal time</text:p>
          </table:table-cell>
        </table:table-row>
        <table:table-row table:style-name="ro1">
          <table:table-cell office:value-type="float" office:value="127049223" calcext:value-type="float">
            <text:p>127049223</text:p>
          </table:table-cell>
          <table:table-cell office:value-type="float" office:value="13.479" calcext:value-type="float">
            <text:p>13.479</text:p>
          </table:table-cell>
          <table:table-cell office:value-type="float" office:value="0" calcext:value-type="float">
            <text:p>0</text:p>
          </table:table-cell>
          <table:table-cell office:value-type="float" office:value="13.479" calcext:value-type="float">
            <text:p>13.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place' of 'str' objects}</text:p>
          </table:table-cell>
          <table:table-cell table:number-columns-repeated="3"/>
          <table:table-cell office:value-type="string" calcext:value-type="string">
            <text:p>WRONG</text:p>
          </table:table-cell>
          <table:table-cell office:value-type="string" calcext:value-type="string">
            <text:p>simulate_universe(time_period=1000, start_step=20000, interval=1, delete=True, prep=False, speed=False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091" calcext:value-type="float">
            <text:p>5.091</text:p>
          </table:table-cell>
          <table:table-cell office:value-type="float" office:value="0.005" calcext:value-type="float">
            <text:p>0.005</text:p>
          </table:table-cell>
          <table:table-cell office:value-type="float" office:value="5.091" calcext:value-type="float">
            <text:p>5.091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{built-in method _winapi.TerminateProcess}</text:p>
          </table:table-cell>
          <table:table-cell table:number-columns-repeated="4"/>
          <table:table-cell office:value-type="string" calcext:value-type="string">
            <text:p>1m 32s</text:p>
          </table:table-cell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893" calcext:value-type="float">
            <text:p>2.893</text:p>
          </table:table-cell>
          <table:table-cell office:value-type="float" office:value="0" calcext:value-type="float">
            <text:p>0</text:p>
          </table:table-cell>
          <table:table-cell office:value-type="float" office:value="14.298" calcext:value-type="float">
            <text:p>14.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163(wrangle_biodata)</text:p>
          </table:table-cell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744" calcext:value-type="float">
            <text:p>2.744</text:p>
          </table:table-cell>
          <table:table-cell office:value-type="float" office:value="0" calcext:value-type="float">
            <text:p>0</text:p>
          </table:table-cell>
          <table:table-cell office:value-type="float" office:value="2.878" calcext:value-type="float">
            <text:p>2.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6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2.427" calcext:value-type="float">
            <text:p>2.427</text:p>
          </table:table-cell>
          <table:table-cell office:value-type="float" office:value="0" calcext:value-type="float">
            <text:p>0</text:p>
          </table:table-cell>
          <table:table-cell office:value-type="float" office:value="3.101" calcext:value-type="float">
            <text:p>3.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3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09" calcext:value-type="float">
            <text:p>1.809</text:p>
          </table:table-cell>
          <table:table-cell office:value-type="float" office:value="0.002" calcext:value-type="float">
            <text:p>0.002</text:p>
          </table:table-cell>
          <table:table-cell office:value-type="float" office:value="2.007" calcext:value-type="float">
            <text:p>2.00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genome_handler.py:32(get_organics_from_universe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721" calcext:value-type="float">
            <text:p>1.721</text:p>
          </table:table-cell>
          <table:table-cell office:value-type="float" office:value="0" calcext:value-type="float">
            <text:p>0</text:p>
          </table:table-cell>
          <table:table-cell office:value-type="float" office:value="2.428" calcext:value-type="float">
            <text:p>2.4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2(&lt;listcomp&gt;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449" calcext:value-type="float">
            <text:p>1.449</text:p>
          </table:table-cell>
          <table:table-cell office:value-type="float" office:value="0" calcext:value-type="float">
            <text:p>0</text:p>
          </table:table-cell>
          <table:table-cell office:value-type="float" office:value="1.449" calcext:value-type="float">
            <text:p>1.4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0(&lt;listcomp&gt;)</text:p>
          </table:table-cell>
          <table:table-cell table:number-columns-repeated="5"/>
        </table:table-row>
        <table:table-row table:style-name="ro1">
          <table:table-cell office:value-type="float" office:value="19433184" calcext:value-type="float">
            <text:p>19433184</text:p>
          </table:table-cell>
          <table:table-cell office:value-type="float" office:value="1.381" calcext:value-type="float">
            <text:p>1.381</text:p>
          </table:table-cell>
          <table:table-cell office:value-type="float" office:value="0" calcext:value-type="float">
            <text:p>0</text:p>
          </table:table-cell>
          <table:table-cell office:value-type="float" office:value="1.381" calcext:value-type="float">
            <text:p>1.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sdigit' of 'str' objects}</text:p>
          </table:table-cell>
          <table:table-cell table:number-columns-repeated="5"/>
        </table:table-row>
        <table:table-row table:style-name="ro1">
          <table:table-cell office:value-type="float" office:value="186135" calcext:value-type="float">
            <text:p>186135</text:p>
          </table:table-cell>
          <table:table-cell office:value-type="float" office:value="1.164" calcext:value-type="float">
            <text:p>1.164</text:p>
          </table:table-cell>
          <table:table-cell office:value-type="float" office:value="0" calcext:value-type="float">
            <text:p>0</text:p>
          </table:table-cell>
          <table:table-cell office:value-type="float" office:value="2.224" calcext:value-type="float">
            <text:p>2.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56(_select_from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office:value-type="float" office:value="1.105" calcext:value-type="float">
            <text:p>1.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85(&lt;listcomp&gt;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937" calcext:value-type="float">
            <text:p>0.937</text:p>
          </table:table-cell>
          <table:table-cell office:value-type="float" office:value="0" calcext:value-type="float">
            <text:p>0</text:p>
          </table:table-cell>
          <table:table-cell office:value-type="float" office:value="0.939" calcext:value-type="float">
            <text:p>0.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open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method 'splitlines' of 'str' objects}</text:p>
          </table:table-cell>
          <table:table-cell table:number-columns-repeated="5"/>
        </table:table-row>
        <table:table-row table:style-name="ro1">
          <table:table-cell office:value-type="float" office:value="1407113" calcext:value-type="float">
            <text:p>1407113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float" office:value="0.767" calcext:value-type="float">
            <text:p>0.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plit' of 'str' objects}</text:p>
          </table:table-cell>
          <table:table-cell table:number-columns-repeated="5"/>
        </table:table-row>
        <table:table-row table:style-name="ro1">
          <table:table-cell office:value-type="float" office:value="1552533" calcext:value-type="float">
            <text:p>1552533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join' of 'str' objects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701" calcext:value-type="float">
            <text:p>0.701</text:p>
          </table:table-cell>
          <table:table-cell office:value-type="float" office:value="0" calcext:value-type="float">
            <text:p>0</text:p>
          </table:table-cell>
          <table:table-cell office:value-type="float" office:value="8.785" calcext:value-type="float">
            <text:p>8.7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78(shrink_kforth_to_aaff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682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write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tat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97" calcext:value-type="float">
            <text:p>0.497</text:p>
          </table:table-cell>
          <table:table-cell office:value-type="float" office:value="0" calcext:value-type="float">
            <text:p>0</text:p>
          </table:table-cell>
          <table:table-cell office:value-type="float" office:value="1.457" calcext:value-type="float">
            <text:p>1.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io.open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485" calcext:value-type="float">
            <text:p>0.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unlink}</text:p>
          </table:table-cell>
          <table:table-cell table:number-columns-repeated="5"/>
        </table:table-row>
        <table:table-row table:style-name="ro1">
          <table:table-cell office:value-type="float" office:value="5040274" calcext:value-type="float">
            <text:p>5040274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float" office:value="0.434" calcext:value-type="float">
            <text:p>0.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append' of 'list' objects}</text:p>
          </table:table-cell>
          <table:table-cell table:number-columns-repeated="5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float" office:value="0.402" calcext:value-type="float">
            <text:p>0.4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__exit__' of '_io._IOBase' objects}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float" office:value="0.358" calcext:value-type="float">
            <text:p>0.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_new__ of type object at 0x00007FFB5D24BC60}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' of '_io.TextIOWrapper' objects}</text:p>
          </table:table-cell>
          <table:table-cell table:number-columns-repeated="5"/>
        </table:table-row>
        <table:table-row table:style-name="ro1">
          <table:table-cell office:value-type="float" office:value="409579" calcext:value-type="float">
            <text:p>409579</text:p>
          </table:table-cell>
          <table:table-cell office:value-type="float" office:value="0.319" calcext:value-type="float">
            <text:p>0.319</text:p>
          </table:table-cell>
          <table:table-cell office:value-type="float" office:value="0" calcext:value-type="float">
            <text:p>0</text:p>
          </table:table-cell>
          <table:table-cell office:value-type="float" office:value="0.458" calcext:value-type="float">
            <text:p>0.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42(__str__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20602/4020599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len}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ome_handler.py:48(store_aaff)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office:value-type="float" office:value="0.221" calcext:value-type="float">
            <text:p>0.221</text:p>
          </table:table-cell>
          <table:table-cell office:value-type="float" office:value="0" calcext:value-type="float">
            <text:p>0</text:p>
          </table:table-cell>
          <table:table-cell office:value-type="float" office:value="0.639" calcext:value-type="float">
            <text:p>0.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15(_from_parsed_parts)</text:p>
          </table:table-cell>
          <table:table-cell table:number-columns-repeated="5"/>
        </table:table-row>
        <table:table-row table:style-name="ro1">
          <table:table-cell office:value-type="float" office:value="186019" calcext:value-type="float">
            <text:p>186019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832" calcext:value-type="float">
            <text:p>0.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98(_make_child_relpath)</text:p>
          </table:table-cell>
          <table:table-cell table:number-columns-repeated="5"/>
        </table:table-row>
        <table:table-row table:style-name="ro1">
          <table:table-cell office:value-type="float" office:value="908338" calcext:value-type="float">
            <text:p>908338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float" office:value="0.198" calcext:value-type="float">
            <text:p>0.1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move' of 'list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1" calcext:value-type="float">
            <text:p>0.001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volve_executor_00.py:205(&lt;listcomp&gt;)</text:p>
          </table:table-cell>
          <table:table-cell table:number-columns-repeated="5"/>
        </table:table-row>
        <table:table-row table:style-name="ro1">
          <table:table-cell office:value-type="float" office:value="186019" calcext:value-type="float">
            <text:p>186019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fullmatch' of 're.Pattern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147" calcext:value-type="float">
            <text:p>0.147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207(&lt;listcomp&gt;)</text:p>
          </table:table-cell>
          <table:table-cell table:number-columns-repeated="5"/>
        </table:table-row>
        <table:table-row table:style-name="ro1">
          <table:table-cell office:value-type="float" office:value="186135" calcext:value-type="float">
            <text:p>186135</text:p>
          </table:table-cell>
          <table:table-cell office:value-type="float" office:value="0.103" calcext:value-type="float">
            <text:p>0.103</text:p>
          </table:table-cell>
          <table:table-cell office:value-type="float" office:value="0" calcext:value-type="float">
            <text:p>0</text:p>
          </table:table-cell>
          <table:table-cell office:value-type="float" office:value="2.377" calcext:value-type="float">
            <text:p>2.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66(glob)</text:p>
          </table:table-cell>
          <table:table-cell table:number-columns-repeated="5"/>
        </table:table-row>
        <table:table-row table:style-name="ro1">
          <table:table-cell office:value-type="float" office:value="188023" calcext:value-type="float">
            <text:p>188023</text:p>
          </table:table-cell>
          <table:table-cell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office:value-type="float" office:value="0.139" calcext:value-type="float">
            <text:p>0.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25(_format_parsed_parts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office:value-type="float" office:value="2.955" calcext:value-type="float">
            <text:p>2.95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volve_executor_00.py:60(replace_old_with_new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pop' of 'list' objects}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89(_init)</text:p>
          </table:table-cell>
          <table:table-cell table:number-columns-repeated="5"/>
        </table:table-row>
        <table:table-row table:style-name="ro1">
          <table:table-cell office:value-type="float" office:value="454169" calcext:value-type="float">
            <text:p>454169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keys' of 'dict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nt.scandir}</text:p>
          </table:table-cell>
          <table:table-cell table:number-columns-repeated="5"/>
        </table:table-row>
        <table:table-row table:style-name="ro1">
          <table:table-cell office:value-type="float" office:value="372038" calcext:value-type="float">
            <text:p>372038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30(_select_from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float" office:value="5.139" calcext:value-type="float">
            <text:p>5.139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subprocess.py:1547(terminate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46" calcext:value-type="float">
            <text:p>0.046</text:p>
          </table:table-cell>
          <table:table-cell office:value-type="float" office:value="0" calcext:value-type="float">
            <text:p>0</text:p>
          </table:table-cell>
          <table:table-cell office:value-type="float" office:value="2.423" calcext:value-type="float">
            <text:p>2.423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evolve_executor_00.py:204(&lt;listcomp&gt;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codecs.utf_8_decode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07(_close_pipe_fds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 office:value-type="float" office:value="22.415" calcext:value-type="float">
            <text:p>22.41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ubprocess.py:1334(_execute_child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209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 office:value-type="float" office:value="22.439" calcext:value-type="float">
            <text:p>22.439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ubprocess.py:756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readinto' of '_io.BufferedReader' objects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213(&lt;listcomp&gt;)</text:p>
          </table:table-cell>
          <table:table-cell table:number-columns-repeated="5"/>
        </table:table-row>
        <table:table-row table:style-name="ro1">
          <table:table-cell office:value-type="float" office:value="14238" calcext:value-type="float">
            <text:p>14238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52(__fspath__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_executor_00.py:210(&lt;listcomp&gt;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22.452" calcext:value-type="float">
            <text:p>22.452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spydercustomize.py:106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float" office:value="1.115" calcext:value-type="float">
            <text:p>1.115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shutil.py:234(copyfile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4(parse_part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string" calcext:value-type="string">
            <text:p>evolve_executor_00.py:134(pregen_batches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.858" calcext:value-type="float">
            <text:p>1.858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78(write_text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evolve_executor_00.py:91(glue_book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cket.py:480(send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682(_parse_args)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arnings.warn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89(__exit__)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CloseHandle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736(_make_child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75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index' of 'list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thread.allocate_lock}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.089" calcext:value-type="float">
            <text:p>1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46(open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extlib.py:408(__init__)</text:p>
          </table:table-cell>
          <table:table-cell table:number-columns-repeated="5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943" calcext:value-type="float">
            <text:p>0.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118(_opener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562" calcext:value-type="float">
            <text:p>0.562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thlib.py:1262(read_text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488" calcext:value-type="float">
            <text:p>0.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348(unlink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283" calcext:value-type="float">
            <text:p>0.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10(_samefile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55(splitroo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178(_copyfileobj_readinto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19(decode)</text:p>
          </table:table-cell>
          <table:table-cell table:number-columns-repeated="5"/>
        </table:table-row>
        <table:table-row table:style-name="ro1">
          <table:table-cell office:value-type="float" office:value="11467" calcext:value-type="float">
            <text:p>11467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isinstance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util.py:228(_stat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exc_info}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method 'strftime' of 'datetime.date' objects}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045(__del__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309(__init__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974(__truediv__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208(schedule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502(write)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186(__init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icpath.py:94(samef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.001" calcext:value-type="float">
            <text:p>0.001</text:p>
          </table:table-cell>
          <table:table-cell office:value-type="string" calcext:value-type="string">
            <text:p>{built-in method numpy.asarray}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getattr}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intern}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WaitForSingleObject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ax}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02(join_parsed_parts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sys.audit}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_winapi.GetExitCodeProcess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126(is_alive)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print}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445(_internal_poll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1240(_get_handles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516(select_from)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decs.py:260(__init__)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{built-in method builtins.min}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434(is_dir)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00(Close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process.py:241(_cleanup)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fspath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reading.py:1059(_wait_for_tstate_lock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20(_is_master_proces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evolve_executor_00.py:136(&lt;listcomp&gt;)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ostream.py:97(_event_pipe)</text:p>
          </table:table-cell>
          <table:table-cell table:number-columns-repeated="5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reverse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volve_executor_00.py:137(&lt;listcomp&gt;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nt.ScandirIterator' objects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cquire' of '_thread.lock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evolve_executor_00.py:138(&lt;listcomp&gt;)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ow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__exit__' of 'memoryview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textlib.py:486(__enter__)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FIFO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write' of '_io.BufferedWriter' objects}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hasattr}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ostream.py:439(_schedule_flush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" calcext:value-type="float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hlib.py:1227(stat)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t.getpid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hreading.py:529(is_set)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tat.S_ISDIR}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append' of 'collections.deque' objects}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93(_pars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shape_base.py:739(array_spli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89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23(fix_flags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1(_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cumsum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759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939(parse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3-01" calcext:value-type="date">
            <text:p>03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4(getwidth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numpy.array}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33(__next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02-01" calcext:value-type="date">
            <text:p>02/01/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435(_parse_sub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1(_wrapfunc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nmatch.py:80(translate)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4(__g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200(compile_pattern)</text:p>
          </table:table-cell>
          <table:table-cell table:number-columns-repeated="5"/>
        </table:table-row>
        <table:table-row table:style-name="ro1">
          <table:table-cell table:style-name="ce6"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{built-in method numpy.core._multiarray_umath.implement_array_function}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&lt;__array_function__ internals&gt;:2(swapaxe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numeric.py:550(swapaxe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36(_compile_info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358(__call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486(_make_selecto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24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fromnumeric.py:38(_wrapit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swapaxes' of 'numpy.ndarray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52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63(_parse_flag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355(_escap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977(__and__)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54(get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8(_cod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string" calcext:value-type="string">
            <text:p>&lt;__array_function__ internals&gt;:2(array_split)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86(tell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0(__len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07(__ini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types.py:171(__get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76(__init__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11(__init__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670(__new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e.py:250(compil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423(_simple)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249(match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595(isstring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_sre.compile}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72(append)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items' of 'dict' objects}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81(groups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romnumeric.py:546(_swapaxes_dispatche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compile.py:65(_combine_flags)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get' of 'dic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next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num.py:792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iter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re_parse.py:168(__setitem__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hape_base.py:735(_array_split_dispatcher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extend' of 'list' objects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athlib.py:51(_is_wildcard_pattern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built-in method builtins.divmod}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{method 'disable' of '_lsprof.Profiler' objects}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F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heet2.A1:Sheet2.H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F91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heet4.A1:Sheet4.F88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21:58:28.9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6T19:26:24.791000000</meta:creation-date>
    <dc:date>2024-03-19T22:08:56.477000000</dc:date>
    <meta:editing-duration>PT18H16M19S</meta:editing-duration>
    <meta:editing-cycles>8</meta:editing-cycles>
    <meta:generator>LibreOffice/6.1.6.3$Windows_X86_64 LibreOffice_project/5896ab1714085361c45cf540f76f60673dd96a72</meta:generator>
    <meta:document-statistic meta:table-count="6" meta:cell-count="4357" meta:object-count="0"/>
  </office:meta>
</office:document-meta>
</file>